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>
      <style:paragraph-properties fo:margin-top="0cm" fo:margin-bottom="0cm" style:contextual-spacing="fals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>
      <style:paragraph-properties fo:text-align="start"/>
      <style:text-properties style:text-line-through-style="none" style:text-line-through-type="none" fo:font-family="'Liberation Mono'" style:font-family-generic="modern" style:font-pitch="fixed" fo:font-size="10pt" fo:font-style="normal" style:text-underline-style="none"/>
    </style:style>
    <style:style style:name="P24" style:family="paragraph">
      <style:paragraph-properties fo:text-align="start"/>
      <style:text-properties fo:font-family="'Liberation Mono'" style:font-family-generic="modern" style:font-pitch="fixed" fo:font-size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le form:control-implementation="ooo:com.sun.star.form.component.FileControl" xml:id="control1" form:id="control1"/>
          <form:textarea form:name="prompt-textarea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evandanede/Troph-e-NSI" text:style-name="Internet_20_link" text:visited-style-name="Visited_20_Internet_20_Link">evandanede/Troph-e-NSI</text:a> </text:p>
      <text:p text:style-name="Standard"/>
      <text:p text:style-name="Standard"/>
      <text:p text:style-name="Standard"/>
      <text:list text:style-name="L1">
        <text:list-item>
          <text:p text:style-name="P1"><text:span text:style-name="Strong_20_Emphasis">Promesse</text:span> : “Cours/marche à Montpellier et capture des zones de la ville.”</text:p>
        </text:list-item>
        <text:list-item>
          <text:p text:style-name="P1"><text:span text:style-name="Strong_20_Emphasis">Boucle de jeu</text:span> :</text:p>
          <text:list>
            <text:list-item>
              <text:p text:style-name="P1">Je sors courir</text:p>
            </text:list-item>
            <text:list-item>
              <text:p text:style-name="P1">Je trace une boucle autour d’une zone</text:p>
            </text:list-item>
            <text:list-item>
              <text:p text:style-name="P1">La zone devient à moi (couleur)</text:p>
            </text:list-item>
            <text:list-item>
              <text:p text:style-name="P1">Je défends / je perds si quelqu’un passe dessus</text:p>
            </text:list-item>
            <text:list-item>
              <text:p text:style-name="P1">Je reviens courir pour reprendre / étendre</text:p>
            </text:list-item>
          </text:list>
        </text:list-item>
        <text:list-item>
          <text:p text:style-name="P1"><text:span text:style-name="Strong_20_Emphasis">Ce qui doit être fun</text:span> : progression, rivalités locales, exploration, défis.</text:p>
        </text:list-item>
      </text:list>
      <text:p text:style-name="Text_20_body">Ensuite, décide <text:span text:style-name="Strong_20_Emphasis">la règle exacte de capture</text:span>, parce que c’est le cœur du jeu.</text:p>
      <text:p text:style-name="Standard"/>
      <text:p text:style-name="Standard"/>
      <text:p text:style-name="Standard"/>
      <text:h text:style-name="Heading_20_2" text:outline-level="2">2) Choisis un modèle de “zones” (le point le plus important)</text:h>
      <text:section text:style-name="Sect1" text:name="thread">
        <text:p text:style-name="Text_20_body">Tu as 3 options (de la plus simple à la plus “réaliste”) :</text:p>
        <text:h text:style-name="Heading_20_3" text:outline-level="3">Option A — Grille (recommandé pour un MVP)</text:h>
        <text:p text:style-name="Text_20_body">Découpe Montpellier en <text:span text:style-name="Strong_20_Emphasis">cases</text:span> (carrés ou hexagones type H3).</text:p>
        <text:list text:style-name="L2">
          <text:list-item>
            <text:p text:style-name="P2">Quand l’utilisateur passe dans une case → il la “peint” à sa couleur.</text:p>
          </text:list-item>
          <text:list-item>
            <text:p text:style-name="P2">Si un autre passe ensuite → la case change de propriétaire.<text:line-break/>✅ Simple, robuste, GPS-friendly, pas besoin de “faire un tour parfait”.<text:line-break/>❌ Moins “waouh” que “entourer une zone”.</text:p>
          </text:list-item>
        </text:list>
        <text:h text:style-name="Heading_20_3" text:outline-level="3">Option B — “Boucle fermée” (ton idée originale)</text:h>
        <text:p text:style-name="Text_20_body">Le coureur trace un polygone (sa trace GPS), et si la boucle se ferme, il capture l’intérieur.<text:line-break/>✅ Très satisfaisant.<text:line-break/>❌ <text:span text:style-name="Strong_20_Emphasis">Complexe</text:span> : GPS imprécis, risque de triche, calculs géométriques, conflits (routes, rivières), “à peu près” difficile à définir.</text:p>
        <text:h text:style-name="Heading_20_3" text:outline-level="3">Option C — Quartiers/POI prédéfinis</text:h>
        <text:p text:style-name="Text_20_body">Zones dessinées à l’avance (quartiers, parcs, places).</text:p>
        <text:list text:style-name="L3">
          <text:list-item>
            <text:p text:style-name="P3">On capture une zone en faisant un parcours imposé / en passant des checkpoints.<text:line-break/>✅ Contrôlable, équilibré, très “jeu”.<text:line-break/>❌ Plus de boulot de design, moins “libre”.</text:p>
          </text:list-item>
        </text:list>
        <text:p text:style-name="Text_20_body"><text:span text:style-name="Strong_20_Emphasis">Conseil d’organisation :</text:span> commence par <text:span text:style-name="Strong_20_Emphasis">Option A (grille)</text:span> pour sortir vite un prototype jouable. Ensuite tu ajoutes le mode “boucle” plus tard comme fonctionnalité premium/avancée.</text:p>
        <text:p text:style-name="Horizontal_20_Line"><text:soft-page-break/></text:p>
        <text:h text:style-name="Heading_20_2" text:outline-level="2">3) Définis ton MVP (version 0 jouable en 2–6 semaines)</text:h>
        <text:p text:style-name="Text_20_body">Objectif : <text:span text:style-name="Strong_20_Emphasis">une carte + marcher/courir + capture simple + classement</text:span>.</text:p>
        <text:p text:style-name="Text_20_body"><text:span text:style-name="Strong_20_Emphasis">MVP =</text:span></text:p>
        <text:list text:style-name="L4">
          <text:list-item>
            <text:p text:style-name="P4">Connexion (mail, Google, Apple)</text:p>
          </text:list-item>
          <text:list-item>
            <text:p text:style-name="P4">Carte (Montpellier + agglo)</text:p>
          </text:list-item>
          <text:list-item>
            <text:p text:style-name="P4">Suivi GPS pendant l’activité</text:p>
          </text:list-item>
          <text:list-item>
            <text:p text:style-name="P4">Capture de zones (grille)</text:p>
          </text:list-item>
          <text:list-item>
            <text:p text:style-name="P4">Affichage des zones possédées (couleur)</text:p>
          </text:list-item>
          <text:list-item>
            <text:p text:style-name="P4">“Vol” : si quelqu’un repasse, ça bascule</text:p>
          </text:list-item>
          <text:list-item>
            <text:p text:style-name="P4">2 classements :</text:p>
            <text:list>
              <text:list-item>
                <text:p text:style-name="P4">surface totale possédée</text:p>
              </text:list-item>
              <text:list-item>
                <text:p text:style-name="P4">surface capturée cette semaine</text:p>
              </text:list-item>
            </text:list>
          </text:list-item>
        </text:list>
        <text:p text:style-name="Text_20_body"><text:span text:style-name="Strong_20_Emphasis">Pas dans le MVP</text:span> (sinon tu y passes 1 an) :</text:p>
        <text:list text:style-name="L5">
          <text:list-item>
            <text:p text:style-name="P5">objets, crafting, avatars 3D</text:p>
          </text:list-item>
          <text:list-item>
            <text:p text:style-name="P5">multi-mode complexe</text:p>
          </text:list-item>
          <text:list-item>
            <text:p text:style-name="P5">narration</text:p>
          </text:list-item>
          <text:list-item>
            <text:p text:style-name="P5">IA/PNJ</text:p>
          </text:list-item>
          <text:list-item>
            <text:p text:style-name="P5">marketplace</text:p>
          </text:list-item>
        </text:list>
        <text:p text:style-name="Horizontal_20_Line"/>
        <text:h text:style-name="Heading_20_2" text:outline-level="2">4) Règles de jeu à verrouiller (sinon tu auras des disputes)</text:h>
        <text:p text:style-name="Text_20_body">Tu dois décider clairement :</text:p>
        <text:h text:style-name="Heading_20_3" text:outline-level="3">a) Quand une zone change de propriétaire ?</text:h>
        <text:list text:style-name="L6">
          <text:list-item>
            <text:p text:style-name="P6">“Dès qu’un autre passe dedans”<text:line-break/>ou</text:p>
          </text:list-item>
          <text:list-item>
            <text:p text:style-name="P6">“Il faut y rester X secondes”<text:line-break/>ou</text:p>
          </text:list-item>
          <text:list-item>
            <text:p text:style-name="P6">“Il faut traverser 2 fois / faire une mini-boucle dans la case”</text:p>
          </text:list-item>
        </text:list>
        <text:p text:style-name="Text_20_body">👉 Pour éviter les vols “en voiture”, je te conseille :</text:p>
        <text:list text:style-name="L7">
          <text:list-item>
            <text:p text:style-name="P7">capture uniquement si <text:span text:style-name="Strong_20_Emphasis">vitesse</text:span> entre X et Y (ex : 2 km/h à 20 km/h)</text:p>
          </text:list-item>
          <text:list-item>
            <text:p text:style-name="P7">et GPS “qualité OK”</text:p>
          </text:list-item>
        </text:list>
        <text:h text:style-name="Heading_20_3" text:outline-level="3"><text:soft-page-break/>b) Anti-triche (indispensable)</text:h>
        <text:list text:style-name="L8">
          <text:list-item>
            <text:p text:style-name="P8">détection vitesse anormale</text:p>
          </text:list-item>
          <text:list-item>
            <text:p text:style-name="P8">détection saut GPS (téléport)</text:p>
          </text:list-item>
          <text:list-item>
            <text:p text:style-name="P8">limite de capture si signal trop mauvais</text:p>
          </text:list-item>
          <text:list-item>
            <text:p text:style-name="P8">option : validation serveur (pas seulement téléphone)</text:p>
          </text:list-item>
        </text:list>
        <text:h text:style-name="Heading_20_3" text:outline-level="3">c) “Temps de protection”</text:h>
        <text:p text:style-name="Text_20_body">Sans protection, ça devient frustrant (tu perds en 10 secondes).<text:line-break/>Idées simples :</text:p>
        <text:list text:style-name="L9">
          <text:list-item>
            <text:p text:style-name="P9">une zone capturée est <text:span text:style-name="Strong_20_Emphasis">protégée 10–30 min</text:span></text:p>
          </text:list-item>
          <text:list-item>
            <text:p text:style-name="P9">ou il faut <text:span text:style-name="Strong_20_Emphasis">2 passages</text:span> pour voler une zone récente</text:p>
          </text:list-item>
          <text:list-item>
            <text:p text:style-name="P9">ou “vol progressif” (barre à remplir)</text:p>
          </text:list-item>
        </text:list>
        <text:p text:style-name="Horizontal_20_Line"/>
        <text:h text:style-name="Heading_20_2" text:outline-level="2">5) Architecture technique (simple et réaliste)</text:h>
        <text:h text:style-name="Heading_20_3" text:outline-level="3">Front (app)</text:h>
        <text:list text:style-name="L10">
          <text:list-item>
            <text:p text:style-name="P10">Flutter (iOS/Android) <text:span text:style-name="Strong_20_Emphasis">ou</text:span> React Native</text:p>
          </text:list-item>
          <text:list-item>
            <text:p text:style-name="P10">Carte : Mapbox / Google Maps</text:p>
          </text:list-item>
          <text:list-item>
            <text:p text:style-name="P10">GPS : tracking en arrière-plan (attention batterie)</text:p>
          </text:list-item>
        </text:list>
        <text:h text:style-name="Heading_20_3" text:outline-level="3">Back</text:h>
        <text:list text:style-name="L11">
          <text:list-item>
            <text:p text:style-name="P11">API + base de données (PostgreSQL + PostGIS très utile pour la géoloc)</text:p>
          </text:list-item>
          <text:list-item>
            <text:p text:style-name="P11">Stockage des zones (grille) + propriétaires + historique</text:p>
          </text:list-item>
          <text:list-item>
            <text:p text:style-name="P11">Temps réel (optionnel) : WebSockets / Firebase</text:p>
          </text:list-item>
        </text:list>
        <text:h text:style-name="Heading_20_3" text:outline-level="3">Données clés (à prévoir dès le début)</text:h>
        <text:list text:style-name="L12">
          <text:list-item>
            <text:p text:style-name="P12">users</text:p>
          </text:list-item>
          <text:list-item>
            <text:p text:style-name="P12">activities (traces GPS simplifiées)</text:p>
          </text:list-item>
          <text:list-item>
            <text:p text:style-name="P12">cells/zones (id, géométrie, propriétaire, date capture, protection)</text:p>
          </text:list-item>
          <text:list-item>
            <text:p text:style-name="P12">leaderboard snapshots (pour ne pas recalculer tout le temps)</text:p>
          </text:list-item>
        </text:list>
        <text:p text:style-name="Horizontal_20_Line"/>
        <text:h text:style-name="Heading_20_2" text:outline-level="2">6) Plan de travail en étapes (pour t’organiser vraiment)</text:h>
        <text:h text:style-name="Heading_20_3" text:outline-level="3">Étape 1 — Prototype “papier”</text:h>
        <text:list text:style-name="L13">
          <text:list-item>
            <text:p text:style-name="P13">tu dessines les règles + écrans</text:p>
          </text:list-item>
          <text:list-item>
            <text:p text:style-name="P13"><text:soft-page-break/>tu simules une capture avec 2 joueurs sur une carte</text:p>
          </text:list-item>
        </text:list>
        <text:h text:style-name="Heading_20_3" text:outline-level="3">Étape 2 — Prototype technique (1ère app)</text:h>
        <text:list text:style-name="L14">
          <text:list-item>
            <text:p text:style-name="P14">carte + GPS + affichage de ta position</text:p>
          </text:list-item>
          <text:list-item>
            <text:p text:style-name="P14">envoi position au serveur</text:p>
          </text:list-item>
          <text:list-item>
            <text:p text:style-name="P14">serveur crée/attribue les cases autour de toi</text:p>
          </text:list-item>
        </text:list>
        <text:h text:style-name="Heading_20_3" text:outline-level="3">Étape 3 — MVP jouable</text:h>
        <text:list text:style-name="L15">
          <text:list-item>
            <text:p text:style-name="P15">capture + vol + classement + profils</text:p>
          </text:list-item>
          <text:list-item>
            <text:p text:style-name="P15">optimisation batterie + précision GPS</text:p>
          </text:list-item>
          <text:list-item>
            <text:p text:style-name="P15">beta test à Montpellier (10–50 personnes)</text:p>
          </text:list-item>
        </text:list>
        <text:h text:style-name="Heading_20_3" text:outline-level="3">Étape 4 — Rétention (ce qui fait revenir)</text:h>
        <text:list text:style-name="L16">
          <text:list-item>
            <text:p text:style-name="P16">objectifs hebdo (“capture 30 cases”)</text:p>
          </text:list-item>
          <text:list-item>
            <text:p text:style-name="P16">zones spéciales (parcs, points de vue)</text:p>
          </text:list-item>
          <text:list-item>
            <text:p text:style-name="P16">événements le dimanche matin (capture double)</text:p>
          </text:list-item>
          <text:list-item>
            <text:p text:style-name="P16">système de “saisons”</text:p>
          </text:list-item>
        </text:list>
        <text:p text:style-name="Horizontal_20_Line"/>
        <text:h text:style-name="Heading_20_2" text:outline-level="2">7) Ce qui fera le succès (et ce qui peut te tuer)</text:h>
        <text:p text:style-name="Text_20_body">✅ <text:span text:style-name="Strong_20_Emphasis">Succès :</text:span></text:p>
        <text:list text:style-name="L17">
          <text:list-item>
            <text:p text:style-name="P17">jeu clair en 30 secondes</text:p>
          </text:list-item>
          <text:list-item>
            <text:p text:style-name="P17">gratifiant (couleurs, surfaces, stats)</text:p>
          </text:list-item>
          <text:list-item>
            <text:p text:style-name="P17">pas frustrant (anti-vol abusif, protection)</text:p>
          </text:list-item>
          <text:list-item>
            <text:p text:style-name="P17">Montpellier bien “animé” au début (communauté)</text:p>
          </text:list-item>
        </text:list>
        <text:p text:style-name="Text_20_body">⚠️ Risques :</text:p>
        <text:list text:style-name="L18">
          <text:list-item>
            <text:p text:style-name="P18">GPS imprécis = disputes = rage quit</text:p>
          </text:list-item>
          <text:list-item>
            <text:p text:style-name="P18">triche (voiture/trottinette) = détruit l’intérêt</text:p>
          </text:list-item>
          <text:list-item>
            <text:p text:style-name="P18">batterie qui fond = désinstallation</text:p>
          </text:list-item>
          <text:list-item>
            <text:p text:style-name="P18">règles trop complexes = incompréhensible</text:p>
          </text:list-item>
        </text:list>
        <text:p text:style-name="Horizontal_20_Line"/>
        <text:h text:style-name="Heading_20_2" text:outline-level="2">8) Mon conseil concret (direction à prendre)</text:h>
        <text:list text:style-name="L19">
          <text:list-item>
            <text:p text:style-name="P19">Lance une <text:span text:style-name="Strong_20_Emphasis">grille hexagonale</text:span> (ultra efficace pour un MVP).</text:p>
          </text:list-item>
          <text:list-item>
            <text:p text:style-name="P19">Ajoute un mode “Boucle” plus tard, quand tu as déjà :</text:p>
            <text:list>
              <text:list-item>
                <text:p text:style-name="P19"><text:soft-page-break/>anti-triche</text:p>
              </text:list-item>
              <text:list-item>
                <text:p text:style-name="P19">stabilité GPS</text:p>
              </text:list-item>
              <text:list-item>
                <text:p text:style-name="P19">base utilisateurs</text:p>
              </text:list-item>
            </text:list>
          </text:list-item>
        </text:list>
        <text:p text:style-name="Horizontal_20_Line"/>
        <text:p text:style-name="Text_20_body">Si tu veux, je peux te sortir <text:span text:style-name="Strong_20_Emphasis">un document de spec MVP</text:span> (écrans, règles exactes, modèle de données, et backlog de dev priorisé) en partant du choix <text:span text:style-name="Strong_20_Emphasis">Grille</text:span> ou <text:span text:style-name="Strong_20_Emphasis">Boucle</text:span>. Pour que ce soit direct : tu préfères commencer par <text:span text:style-name="Strong_20_Emphasis">Grille</text:span> (plus rapide) ou tu veux absolument le <text:span text:style-name="Strong_20_Emphasis">mode Boucle</text:span> dès le départ (plus complexe) ?</text:p>
        <text:p text:style-name="P20">Aimez-vous cette personnalité ?</text:p>
        <text:section text:style-name="Sect1" text:name="thread-bottom-container">
          <text:p text:style-name="P21"/>
          <text:section text:style-name="Sect1" text:name="thread-bottom">
            <text:p text:style-name="P21"><draw:control text:anchor-type="as-char" draw:z-index="0" draw:name="Forme1" draw:style-name="gr2" draw:text-style-name="P24" svg:width="6.986cm" svg:height="0.821cm" draw:control="control1"/></text:p>
            <text:p text:style-name="P20"><draw:control text:anchor-type="as-char" draw:z-index="1" draw:name="Forme2" draw:style-name="gr1" draw:text-style-name="P23" svg:width="7.065cm" svg:height="1.324cm" draw:control="control2"/></text:p>
            <text:section text:style-name="Sect1" text:name="prompt-textarea">
              <text:p text:style-name="P22"/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4T13:05:46.096000000</meta:creation-date>
    <dc:date>2026-02-11T11:18:48.302000000</dc:date>
    <meta:editing-duration>P2DT7H10M26S</meta:editing-duration>
    <meta:editing-cycles>2</meta:editing-cycles>
    <meta:generator>LibreOffice/7.6.6.3$Windows_X86_64 LibreOffice_project/d97b2716a9a4a2ce1391dee1765565ea469b0ae7</meta:generator>
    <meta:document-statistic meta:table-count="0" meta:image-count="0" meta:object-count="0" meta:page-count="5" meta:paragraph-count="111" meta:word-count="902" meta:character-count="5086" meta:non-whitespace-character-count="4360"/>
  </office:meta>
</office:document-meta>
</file>